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b775b" officeooo:paragraph-rsid="001b775b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b1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lti <text:span text:style-name="T1">threaded</text:span> <text:span text:style-name="T2">Processing</text:span> Bank Server</text:p>
      <text:p text:style-name="P1">Jungsoo Park</text:p>
      <text:p text:style-name="P1"/>
      <text:p text:style-name="P1">The simpler half first – the client of my multiprocessing bank initially waits to connect to the server. If</text:p>
      <text:p text:style-name="P1">the server is unavailable, it will continue attempting to connect every three seconds until it connects.</text:p>
      <text:p text:style-name="P1">From there, the client will fork off into two separate processes. The parent process handles receiving all</text:p>
      <text:p text:style-name="P1">messages from the server, while the child process handles taking input to the user and writing it to the</text:p>
      <text:p text:style-name="P1">server.</text:p>
      <text:p text:style-name="P1"/>
      <text:p text:style-name="P1">The server first sets up a timer to send SIGALRM and a signal handler to print the bank status every 20</text:p>
      <text:p text:style-name="P1">seconds. Then, we open up a file (located in /tmp/bankinfo.bin) for memory-mapping to hold all the</text:p>
      <text:p text:style-name="P1">information for the bank. From there, different server processes will be able to asynchronously access</text:p>
      <text:p text:style-name="P1">the bank information. Access of the bank data is mutex protected at both the bank level and individual</text:p>
      <text:p text:style-name="P1">account level to prevent race conditions. After setting up the memory-mapping to file, the server</text:p>
      <text:p text:style-name="P1">process perpetually waits to accept client connections. When a client connects, this process (the</text:p>
      <text:p text:style-name="P1">session-acceptor process) forks child processes for each client connection, which then goes into the</text:p>
      <text:p text:style-name="P1">client-handling loop. I/O to and from the client is fully synchronous.<text:line-break/></text:p>
      <text:p text:style-name="P1">shmserver.c <text:span text:style-name="T3">is an alternate version of the server using shared-memory to store the bank data instead of memory-mapped files. It works exactly the same as the original version of the serv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NGSOO PARK</meta:initial-creator>
    <meta:creation-date>2015-12-09T22:43:49.980953362</meta:creation-date>
    <dc:date>2015-12-09T22:46:07.352188003</dc:date>
    <dc:creator>JUNGSOO PARK</dc:creator>
    <meta:editing-duration>PT2M19S</meta:editing-duration>
    <meta:editing-cycles>3</meta:editing-cycles>
    <meta:generator>LibreOffice/4.4.3.2$Linux_X86_64 LibreOffice_project/40$Build-2</meta:generator>
    <meta:document-statistic meta:table-count="0" meta:image-count="0" meta:object-count="0" meta:page-count="1" meta:paragraph-count="16" meta:word-count="233" meta:character-count="1436" meta:non-whitespace-character-count="1217"/>
  </office:meta>
</office:document-meta>
</file>